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6469" officeooo:paragraph-rsid="001d6469"/>
    </style:style>
    <style:style style:name="P2" style:family="paragraph" style:parent-style-name="Standard">
      <style:text-properties officeooo:rsid="001e9f5b" officeooo:paragraph-rsid="001e9f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s items não crescem no eixo principal mas crescem no eixo transversal esse é o comportamento padrão do flex-box</text:p>
      <text:p text:style-name="P1"/>
      <text:p text:style-name="P2">align-items funciona bem quando se tem apenas uma linha de elementos</text:p>
      <text:p text:style-name="P2"/>
      <text:p text:style-name="P2">caso o container tenha mais de uma linha de elementos é recomendado usar o align-content, que serve justamente pra iss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5T05:35:16.613112925</meta:creation-date>
    <dc:date>2022-06-25T20:09:04.361976428</dc:date>
    <meta:editing-duration>PT11H21M56S</meta:editing-duration>
    <meta:editing-cycles>1</meta:editing-cycles>
    <meta:document-statistic meta:table-count="0" meta:image-count="0" meta:object-count="0" meta:page-count="1" meta:paragraph-count="3" meta:word-count="50" meta:character-count="299" meta:non-whitespace-character-count="252"/>
    <meta:generator>LibreOffice/7.3.4.2$Linux_X86_64 LibreOffice_project/30$Build-2</meta:generator>
  </office:meta>
</office:document-meta>
</file>